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ize="13pt" fo:language="ru" fo:country="RU" style:font-size-complex="13pt"/>
    </style:style>
    <style:style style:name="P3" style:family="paragraph" style:parent-style-name="Standard" style:list-style-name="L1">
      <style:text-properties fo:font-size="13pt" fo:language="ru" fo:country="RU" style:font-size-complex="13pt"/>
    </style:style>
    <style:style style:name="T1" style:family="text">
      <style:text-properties fo:language="ru" fo:country="RU"/>
    </style:style>
    <style:style style:name="T2" style:family="text">
      <style:text-properties fo:font-size="13pt" fo:language="ru" fo:country="RU" style:font-size-complex="13pt"/>
    </style:style>
    <style:style style:name="T3" style:family="text">
      <style:text-properties fo:color="#0000ff" style:font-name="Times New Roman" fo:font-size="13pt" fo:language="ru" fo:country="RU" style:text-underline-style="solid" style:text-underline-width="auto" style:text-underline-color="font-color" style:font-name-complex="Times New Roman" style:font-size-complex="13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motri.Com: организация доставки контента пользователям</text:h>
      <text:p text:style-name="P1">Докладчик: Андрей Смирнов</text:p>
      <text:p text:style-name="P1"/>
      <text:p text:style-name="Standard">О докладчике: Андрей Смирнов, технический директор компании NetStream. Обладаю опытом создания архитектуры и реализации высоконагруженных web- и других сетевых проектов. Дополнительная информация: <text:s/>http://netstream.ru/ru/about/techdir/</text:p>
      <text:p text:style-name="Standard"><text:span text:style-name="T1">Контакты</text:span><text:span text:style-name="T2">: </text:span><text:a xlink:type="simple" xlink:href="mailto:oleg.bunin@ontico.ru"><text:span text:style-name="T3">smira@netstream.ru</text:span></text:a><text:span text:style-name="T2">, ICQ: 135225957, +7 (905) 769-8320</text:span></text:p>
      <text:p text:style-name="P2"/>
      <text:p text:style-name="P2">Цель доклада: познакомить аудиторию с возможными способами организации отдачи статического контента (видеофайлы) и «живых» потоков вещания в условиях высокой нагрузки и географической распределенности.</text:p>
      <text:p text:style-name="P2"/>
      <text:p text:style-name="P2">Аудитория доклада: уровень — средний, может быть интересно широкому классу специалистов.</text:p>
      <text:p text:style-name="P2"/>
      <text:p text:style-name="P2">Постановка проблемы: </text:p>
      <text:p text:style-name="P2">Просмотр видео на сайте Flash-видеохостинга требует отдачи с кластера файловых серверов большого количества FLV-файлов значительно размера. Просмотр видео критичен к пропускной способности сети, поэтому файлы должны располагаться как можно ближе к пользователям (географическая распределенность). Организация вещания (трансляции) с большим количеством зрителей также требует географической распределенности, в то же время обработка большого количества подключенных пользователей к одному вещанию требует ретрансляции вещаний (одного сервера недостаточно).</text:p>
      <text:p text:style-name="P2"/>
      <text:p text:style-name="P2">Основные вопросы:</text:p>
      <text:list text:style-name="L1">
        <text:list-item>
          <text:p text:style-name="P3">Организация файлового хранилища: доступ к серверам, мониторинг, бэкап данных.</text:p>
        </text:list-item>
        <text:list-item>
          <text:p text:style-name="P3">Настройка сервера для FLV-стриминга.</text:p>
        </text:list-item>
        <text:list-item>
          <text:p text:style-name="P3">Географическая распределенность (зеркала) «своими руками»: концепция и её реализация.</text:p>
        </text:list-item>
        <text:list-item>
          <text:p text:style-name="P3">Применение географической распределенности к файлам видео.</text:p>
        </text:list-item>
        <text:list-item>
          <text:p text:style-name="P3">Организация вещаний (трансляций), вещания с большим числом зрителей, ретрансляция. Оптимизация сервера вещаний.</text:p>
        </text:list-item>
        <text:list-item>
          <text:p text:style-name="P3">Применение географической распределенности к вещаниям.</text:p>
        </text:list-item>
      </text:list>
      <text:p text:style-name="P2"/>
      <text:p text:style-name="P2">Оценка значимости и области применимости:</text:p>
      <text:p text:style-name="P2">Данные вопросы интересны как для видеохостинга, так и для произвольных вариантов вещаний через Internet (например, групповые видеочаты). Схожие проблемы могут возникать у любых ресурсов, имеющих контент довольно большого размера и требующих «быстрой» отдачи их пользователям (например, файлохранилища).</text:p>
      <text:p text:style-name="P2">Описываемое решение не является полностью уникальным, существуют другие более общие решения для части проблем, например, для файлов это GFS, концепция CDN и т.п. Для вещаний, насколько я знаю, подобные вопросы обсуждаются впервы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o_20_Spacing" style:display-name="No Spacing" style:family="paragraph">
      <style:paragraph-properties fo:hyphenation-ladder-count="no-limit" style:text-autospace="ideograph-alpha"/>
      <style:text-properties style:use-window-font-color="true" style:font-name="Calibri" fo:font-size="11pt" fo:language="en" fo:country="US" style:font-name-asian="Calibri" style:language-asian="en" style:country-asian="US" style:font-name-complex="Calibri" style:font-size-complex="11pt" fo:hyphenate="false" fo:hyphenation-remain-char-count="2" fo:hyphenation-push-char-count="2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8-27T09:44:57</meta:creation-date>
    <dc:date>2008-08-28T16:37:47</dc:date>
    <meta:editing-cycles>4</meta:editing-cycles>
    <meta:editing-duration>PT12H37M53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0" meta:object-count="0" meta:page-count="1" meta:paragraph-count="18" meta:word-count="266" meta:character-count="2254"/>
  </office:meta>
</office:document-meta>
</file>